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FencedCode">
      <style:text-properties officeooo:paragraph-rsid="000cc6cd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 style:list-style-name="WWNum4"/>
    <style:style style:name="P6" style:family="paragraph" style:parent-style-name="Standard">
      <style:text-properties officeooo:paragraph-rsid="000cc6cd"/>
    </style:style>
    <style:style style:name="P7" style:family="paragraph">
      <loext:graphic-properties draw:fill="solid" draw:fill-color="#808080"/>
      <style:paragraph-properties fo:text-align="center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2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3" style:family="text">
      <style:text-properties style:text-line-through-style="none" style:text-line-through-type="none" fo:font-style="normal" fo:font-weight="normal" officeooo:rsid="000cc6cd" style:font-style-asian="normal" style:font-weight-asian="normal"/>
    </style:style>
    <style:style style:name="T4" style:family="text">
      <style:text-properties style:text-line-through-style="none" style:text-line-through-type="none" fo:font-style="normal" fo:font-weight="bold" style:font-style-asian="normal" style:font-weight-asian="bold"/>
    </style:style>
    <style:style style:name="T5" style:family="text">
      <style:text-properties style:text-line-through-style="none" style:text-line-through-type="none" fo:font-style="normal" fo:font-weight="bold" officeooo:rsid="000cc6cd" style:font-style-asian="normal" style:font-weight-asian="bold"/>
    </style:style>
    <style:style style:name="T6" style:family="text">
      <style:text-properties fo:color="#c9211e" loext:opacity="100%" style:text-line-through-style="none" style:text-line-through-type="none" fo:font-style="normal" fo:font-weight="normal" style:font-style-asian="normal" style:font-weight-asian="normal"/>
    </style:style>
    <style:style style:name="T7" style:family="text">
      <style:text-properties fo:color="#c9211e" loext:opacity="100%" style:text-line-through-style="none" style:text-line-through-type="none" fo:font-style="normal" fo:font-weight="normal" officeooo:rsid="000cc6cd" style:font-style-asian="normal" style:font-weight-asian="normal"/>
    </style:style>
    <style:style style:name="T8" style:family="text">
      <style:text-properties fo:color="#000000" loext:opacity="100%" style:text-line-through-style="none" style:text-line-through-type="none" fo:font-style="normal" fo:font-weight="normal" style:font-style-asian="normal" style:font-weight-asian="normal"/>
    </style:style>
    <style:style style:name="T9" style:family="text">
      <style:text-properties fo:color="#000000" loext:opacity="100%" style:text-line-through-style="none" style:text-line-through-type="none" fo:font-style="normal" fo:font-weight="normal" officeooo:rsid="000cc6cd" style:font-style-asian="normal" style:font-weight-asian="normal"/>
    </style:style>
    <style:style style:name="T10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weight-complex="normal"/>
    </style:style>
    <style:style style:name="T11" style:family="text">
      <style:text-properties fo:color="#000000" loext:opacity="100%" style:text-line-through-style="none" style:text-line-through-type="none" fo:font-style="normal" fo:font-weight="normal" officeooo:rsid="000cc6cd" style:font-style-asian="normal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fo:font-style="normal" style:font-style-asian="normal"/>
    </style:style>
    <style:style style:name="T13" style:family="text">
      <style:text-properties fo:color="#000000" loext:opacity="100%" style:text-line-through-style="none" style:text-line-through-type="none" fo:font-style="normal" officeooo:rsid="000cc6cd" style:font-style-asian="normal"/>
    </style:style>
    <style:style style:name="T14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weight-complex="bold"/>
    </style:style>
    <style:style style:name="T15" style:family="text">
      <style:text-properties fo:color="#000000" loext:opacity="100%" style:text-line-through-style="none" style:text-line-through-type="none" fo:font-style="normal" fo:font-weight="bold" officeooo:rsid="000cc6cd" style:font-style-asian="normal" style:font-weight-asian="bold" style:font-weight-complex="bold"/>
    </style:style>
    <style:style style:name="gr1" style:family="graphic">
      <style:graphic-properties draw:stroke="none" svg:stroke-width="0cm" draw:fill="solid" draw:fill-color="#80808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Meteologica - Visualizador de Datos Meteorológicos en Tiempo Real</text:span></text:h>
      <text:h text:style-name="Heading_20_2" text:outline-level="2" loext:marker-style-name="T1"><text:span text:style-name="T1">Resumen del Proyecto</text:span></text:h>
      <text:p text:style-name="Standard" loext:marker-style-name="T1"><text:span text:style-name="T1">El objetivo es visualizar datos meteorológicos (temperatura, potencia y energía) en tiempo real, cargándolos desde un archivo YAML y actualizando la información cada 5 segundos para simular un flujo de datos en vivo, </text:span><text:span text:style-name="T3">asegurandonos de manejar correctamente la cantidad de datos en el gráfico.</text:span></text:p>
      <text:p text:style-name="Standard" loext:marker-style-name="T1"><text:span text:style-name="T1">La aplicación muestra:</text:span><text:span text:style-name="T1"/></text:p>
      <text:list text:style-name="WWNum1">
        <text:list-item>
          <text:p text:style-name="P2" loext:marker-style-name="T1"><text:span text:style-name="T4">Gráfico interactivo</text:span><text:span text:style-name="T1"> con tres series de datos (Potencia </text:span><text:span text:style-name="T3">(KW)</text:span><text:span text:style-name="T1">, Temperatura </text:span><text:span text:style-name="T3">(ºC)</text:span><text:span text:style-name="T1">, Energía </text:span><text:span text:style-name="T3">(Kw/H</text:span><text:span text:style-name="T1">)</text:span></text:p>
        </text:list-item>
        <text:list-item>
          <text:p text:style-name="P2" loext:marker-style-name="T1"><text:span text:style-name="T4">Tarjetas informativas</text:span><text:span text:style-name="T1"> con valores actuales en tiempo real</text:span></text:p>
        </text:list-item>
        <text:list-item>
          <text:p text:style-name="P2" loext:marker-style-name="T1"><text:span text:style-name="T4">Selector de rango temporal</text:span><text:span text:style-name="T1"> (1, 5, 10, 30, 60 minutos)</text:span></text:p>
        </text:list-item>
        <text:list-item>
          <text:p text:style-name="P2" loext:marker-style-name="T1"><text:span text:style-name="T4">Tema claro/oscuro</text:span><text:span text:style-name="T1"> con persistencia en localStorage</text:span></text:p>
        </text:list-item>
        <text:list-item>
          <text:p text:style-name="P2" loext:marker-style-name="T1"><text:span text:style-name="T4">Sistema de notificaciones</text:span><text:span text:style-name="T1"> (toasts) para feedback al usuario</text:span></text:p>
        </text:list-item>
        <text:list-item>
          <text:p text:style-name="P2" loext:marker-style-name="T1"><text:span text:style-name="T4">Diseño responsive</text:span><text:span text:style-name="T1"> adaptado a móvil, tablet y desktop</text:span></text:p>
        </text:list-item>
      </text:list>
      <text:p text:style-name="Standard" loext:marker-style-name="T1"><draw:rect text:anchor-type="as-char" style:rel-width="100%" draw:z-index="0" draw:style-name="gr1" draw:text-style-name="P7" svg:width="16.511cm" svg:height="0.054cm"><text:p/></draw:rect></text:p>
      <text:h text:style-name="Heading_20_2" text:outline-level="2" loext:marker-style-name="T1"><text:span text:style-name="T1">Tecnologías Utilizadas</text:span></text:h>
      <text:h text:style-name="Heading_20_3" text:outline-level="3" loext:marker-style-name="T1"><text:span text:style-name="T4">Core</text:span><text:span text:style-name="T1"/></text:h>
      <text:list text:continue-numbering="true" text:style-name="WWNum1">
        <text:list-item>
          <text:p text:style-name="P2" loext:marker-style-name="T1"><text:a xlink:type="simple" xlink:href="https://svelte.dev/" text:style-name="Internet_20_link" text:visited-style-name="Visited_20_Internet_20_Link"><text:span text:style-name="Internet_20_link"><text:span text:style-name="T4">Svelte 5</text:span></text:span></text:a><text:span text:style-name="Default_20_Paragraph_20_Font"><text:span text:style-name="T1"> - Framework reactivo con las nuevas Runes API (</text:span></text:span><text:span text:style-name="InlineCode"><text:span text:style-name="T1">$state</text:span></text:span><text:span text:style-name="Default_20_Paragraph_20_Font"><text:span text:style-name="T1">, </text:span></text:span><text:span text:style-name="InlineCode"><text:span text:style-name="T1">$derived</text:span></text:span><text:span text:style-name="Default_20_Paragraph_20_Font"><text:span text:style-name="T1">, </text:span></text:span><text:span text:style-name="InlineCode"><text:span text:style-name="T1">$effect</text:span></text:span><text:span text:style-name="Default_20_Paragraph_20_Font"><text:span text:style-name="T1">)</text:span></text:span></text:p>
        </text:list-item>
        <text:list-item>
          <text:p text:style-name="P2" loext:marker-style-name="T1"><text:a xlink:type="simple" xlink:href="https://www.typescriptlang.org/" text:style-name="Internet_20_link" text:visited-style-name="Visited_20_Internet_20_Link"><text:span text:style-name="Internet_20_link"><text:span text:style-name="T4">TypeScript</text:span></text:span></text:a><text:span text:style-name="Default_20_Paragraph_20_Font"><text:span text:style-name="T1"> - Tipado estático para mayor robustez</text:span></text:span></text:p>
        </text:list-item>
        <text:list-item>
          <text:p text:style-name="P2" loext:marker-style-name="T1"><text:a xlink:type="simple" xlink:href="https://vitejs.dev/" text:style-name="Internet_20_link" text:visited-style-name="Visited_20_Internet_20_Link"><text:span text:style-name="Internet_20_link"><text:span text:style-name="T4">Vite</text:span></text:span></text:a><text:span text:style-name="Default_20_Paragraph_20_Font"><text:span text:style-name="T1"> - Build tool y dev server ultrarrápido</text:span></text:span></text:p>
        </text:list-item>
      </text:list>
      <text:h text:style-name="Heading_20_3" text:outline-level="3" loext:marker-style-name="T1"><text:span text:style-name="Default_20_Paragraph_20_Font"><text:span text:style-name="T4">Librerías</text:span></text:span><text:span text:style-name="T1"/></text:h>
      <text:list text:continue-numbering="true" text:style-name="WWNum1">
        <text:list-item>
          <text:p text:style-name="P2" loext:marker-style-name="T1"><text:a xlink:type="simple" xlink:href="https://www.chartjs.org/" text:style-name="Internet_20_link" text:visited-style-name="Visited_20_Internet_20_Link"><text:span text:style-name="Internet_20_link"><text:span text:style-name="T4">Chart.js 4</text:span></text:span></text:a><text:span text:style-name="Default_20_Paragraph_20_Font"><text:span text:style-name="T1"> - Renderizado de gráficos interactivos</text:span></text:span></text:p>
        </text:list-item>
        <text:list-item>
          <text:p text:style-name="P2" loext:marker-style-name="T1"><text:a xlink:type="simple" xlink:href="https://www.npmjs.com/package/downsample" text:style-name="Internet_20_link" text:visited-style-name="Visited_20_Internet_20_Link"><text:span text:style-name="Internet_20_link"><text:span text:style-name="T4">downsample</text:span></text:span></text:a><text:span text:style-name="Default_20_Paragraph_20_Font"><text:span text:style-name="T1"> - Algoritmo LTTB para optimización de datos</text:span></text:span></text:p>
        </text:list-item>
        <text:list-item>
          <text:p text:style-name="P2" loext:marker-style-name="T1"><text:a xlink:type="simple" xlink:href="https://www.npmjs.com/package/js-yaml" text:style-name="Internet_20_link" text:visited-style-name="Visited_20_Internet_20_Link"><text:span text:style-name="Internet_20_link"><text:span text:style-name="T4">js-yaml</text:span></text:span></text:a><text:span text:style-name="Default_20_Paragraph_20_Font"><text:span text:style-name="T1"> - Parser de archivos YAML</text:span></text:span></text:p>
        </text:list-item>
        <text:list-item>
          <text:p text:style-name="P2" loext:marker-style-name="T1"><text:a xlink:type="simple" xlink:href="https://fontawesome.com/" text:style-name="Internet_20_link" text:visited-style-name="Visited_20_Internet_20_Link"><text:span text:style-name="Internet_20_link"><text:span text:style-name="T4">Font Awesome</text:span></text:span></text:a><text:span text:style-name="Default_20_Paragraph_20_Font"><text:span text:style-name="T1"> – Iconografía </text:span></text:span><text:span text:style-name="Default_20_Paragraph_20_Font"><text:span text:style-name="T3">(hoja de estilos cargada desde CDN)</text:span></text:span></text:p>
        </text:list-item>
      </text:list>
      <text:h text:style-name="Heading_20_3" text:outline-level="3" loext:marker-style-name="T1"><text:span text:style-name="Default_20_Paragraph_20_Font"><text:span text:style-name="T4">Herramientas de desarrollo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4">svelte-check</text:span></text:span><text:span text:style-name="Default_20_Paragraph_20_Font"><text:span text:style-name="T1"> - Validación de tipos en componentes Svelte</text:span></text:span></text:p>
        </text:list-item>
        <text:list-item>
          <text:p text:style-name="P2" loext:marker-style-name="T1"><text:span text:style-name="Default_20_Paragraph_20_Font"><text:span text:style-name="T4">@tsconfig/svelte</text:span></text:span><text:span text:style-name="Default_20_Paragraph_20_Font"><text:span text:style-name="T1"> - Configuración TypeScript optimizada para Svelte</text:span></text:span></text:p>
        </text:list-item>
      </text:list>
      <text:p text:style-name="Standard" loext:marker-style-name="T1"><draw:rect text:anchor-type="as-char" style:rel-width="100%" draw:z-index="1" draw:style-name="gr1" draw:text-style-name="P7" svg:width="16.511cm" svg:height="0.054cm"><text:p/></draw:rect></text:p>
      <text:h text:style-name="Heading_20_2" text:outline-level="2" loext:marker-style-name="T1"><text:soft-page-break/><text:span text:style-name="Default_20_Paragraph_20_Font"><text:span text:style-name="T1">Arquitectura del Proyecto</text:span></text:span></text:h>
      <text:p text:style-name="P1"><text:span text:style-name="Default_20_Paragraph_20_Font">meteologica/<text:line-break/>├── public/<text:line-break/>│ <text:s text:c="2"/>└── data/<text:line-break/>│ <text:s text:c="6"/>└── data.yml <text:s text:c="13"/># Datos meteorológicos fuente<text:line-break/>├── src/<text:line-break/>│ <text:s text:c="2"/>├── components/<text:line-break/>│ <text:s text:c="2"/>│ <text:s text:c="2"/>├── Chart.svelte <text:s text:c="9"/># Componente del gráfico con Chart.js<text:line-break/>│ <text:s text:c="2"/>│ <text:s text:c="2"/>├── Header.svelte <text:s text:c="8"/># Cabecera con logo y toggle de tema<text:line-break/>│ <text:s text:c="2"/>│ <text:s text:c="2"/>└── Toast.svelte <text:s text:c="9"/># Sistema de notificaciones<text:line-break/>│ <text:s text:c="2"/>├── services/<text:line-break/>│ <text:s text:c="2"/>│ <text:s text:c="2"/>└── toastService.ts <text:s text:c="6"/># Lógica de gestión de toasts<text:line-break/>│ <text:s text:c="2"/>├── types/<text:line-break/>│ <text:s text:c="2"/>│ <text:s text:c="2"/>└── chart.d.ts <text:s text:c="11"/># Definiciones TypeScript<text:line-break/>│ <text:s text:c="2"/>├── App.svelte <text:s text:c="15"/># Componente principal<text:line-break/>│ <text:s text:c="2"/>├── app.css <text:s text:c="18"/># Estilos globales y variables CSS<text:line-break/>│ <text:s text:c="2"/>└── main.ts <text:s text:c="18"/># Punto de entrada<text:line-break/>├── package.json<text:line-break/>├── tsconfig.json<text:line-break/>├── vite.config.ts<text:line-break/>└── README.md</text:span></text:p>
      <text:h text:style-name="Heading_20_3" text:outline-level="3" loext:marker-style-name="T1"><text:span text:style-name="Default_20_Paragraph_20_Font"><text:span text:style-name="T4">Componentes principales</text:span></text:span><text:span text:style-name="T1"/></text:h>
      <text:h text:style-name="Heading_20_4" text:outline-level="4" loext:marker-style-name="T1"><text:span text:style-name="InlineCode"><text:span text:style-name="T4">App.svelte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Componente raíz que orquesta toda la aplicación</text:span></text:span><text:span text:style-name="T1"/></text:p>
        </text:list-item>
        <text:list-item>
          <text:p text:style-name="P2" loext:marker-style-name="T1"><text:span text:style-name="Default_20_Paragraph_20_Font"><text:span text:style-name="T1">Carga y parsea el archivo YAML</text:span></text:span><text:span text:style-name="T1"/></text:p>
        </text:list-item>
        <text:list-item>
          <text:p text:style-name="P2" loext:marker-style-name="T1"><text:span text:style-name="Default_20_Paragraph_20_Font"><text:span text:style-name="T1">Calcula la energía acumulada (kWh) de la última hora</text:span></text:span><text:span text:style-name="T1"/></text:p>
        </text:list-item>
        <text:list-item>
          <text:p text:style-name="P2" loext:marker-style-name="T1"><text:span text:style-name="Default_20_Paragraph_20_Font"><text:span text:style-name="T1">Gestiona intervalos de actualización (reloj, datos, contador)</text:span></text:span><text:span text:style-name="T1"/></text:p>
        </text:list-item>
        <text:list-item>
          <text:p text:style-name="P2" loext:marker-style-name="T1"><text:span text:style-name="Default_20_Paragraph_20_Font"><text:span text:style-name="T1">Filtra datos según la hora actual del sistema</text:span></text:span><text:span text:style-name="T1"/></text:p>
        </text:list-item>
        <text:list-item>
          <text:p text:style-name="P2" loext:marker-style-name="T1"><text:span text:style-name="Default_20_Paragraph_20_Font"><text:span text:style-name="T1">Renderiza las tarjetas informativas y el componente Chart</text:span></text:span><text:span text:style-name="T1"/></text:p>
        </text:list-item>
      </text:list>
      <text:h text:style-name="Heading_20_4" text:outline-level="4" loext:marker-style-name="T1"><text:span text:style-name="InlineCode"><text:span text:style-name="T4">Chart.svelte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Encapsula la lógica de Chart.js</text:span></text:span><text:span text:style-name="T1"/></text:p>
        </text:list-item>
        <text:list-item>
          <text:p text:style-name="P2" loext:marker-style-name="T1"><text:span text:style-name="Default_20_Paragraph_20_Font"><text:span text:style-name="T1">Implementa downsampling con LTTB para optimizar rendimiento</text:span></text:span><text:span text:style-name="T1"/></text:p>
        </text:list-item>
        <text:list-item>
          <text:p text:style-name="P2" loext:marker-style-name="T1"><text:span text:style-name="Default_20_Paragraph_20_Font"><text:span text:style-name="T1">Selector de rango temporal (1-60 minutos)</text:span></text:span><text:span text:style-name="T1"/></text:p>
        </text:list-item>
        <text:list-item>
          <text:p text:style-name="P2" loext:marker-style-name="T1"><text:span text:style-name="Default_20_Paragraph_20_Font"><text:span text:style-name="T1">Responsive con ResizeObserver</text:span></text:span><text:span text:style-name="T1"/></text:p>
        </text:list-item>
        <text:list-item>
          <text:p text:style-name="P2" loext:marker-style-name="T1"><text:span text:style-name="Default_20_Paragraph_20_Font"><text:span text:style-name="T1">Tres ejes Y para diferentes magnitudes</text:span></text:span><text:span text:style-name="T1"/></text:p>
        </text:list-item>
      </text:list>
      <text:h text:style-name="Heading_20_4" text:outline-level="4" loext:marker-style-name="T1"><text:span text:style-name="InlineCode"><text:span text:style-name="T4">Header.svelte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Logo de Meteologica</text:span></text:span><text:span text:style-name="T1"/></text:p>
        </text:list-item>
        <text:list-item>
          <text:p text:style-name="P2" loext:marker-style-name="T1"><text:span text:style-name="Default_20_Paragraph_20_Font"><text:span text:style-name="T1">Toggle de tema claro/oscuro con persistencia</text:span></text:span><text:span text:style-name="T1"/></text:p>
        </text:list-item>
      </text:list>
      <text:h text:style-name="Heading_20_4" text:outline-level="4" loext:marker-style-name="T1"><text:soft-page-break/><text:span text:style-name="InlineCode"><text:span text:style-name="T4">Toast.svelte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Sistema de notificaciones no intrusivo</text:span></text:span><text:span text:style-name="T1"/></text:p>
        </text:list-item>
        <text:list-item>
          <text:p text:style-name="P2" loext:marker-style-name="T1"><text:span text:style-name="Default_20_Paragraph_20_Font"><text:span text:style-name="T1">Soporte para múltiples estados (ok, error, info, warn)</text:span></text:span><text:span text:style-name="T1"/></text:p>
        </text:list-item>
        <text:list-item>
          <text:p text:style-name="P2" loext:marker-style-name="T1"><text:span text:style-name="Default_20_Paragraph_20_Font"><text:span text:style-name="T1">Auto-dismiss con timeout configurable</text:span></text:span><text:span text:style-name="T1"/></text:p>
        </text:list-item>
      </text:list>
      <text:p text:style-name="Standard" loext:marker-style-name="T1"><text:span text:style-name="Default_20_Paragraph_20_Font"><text:span text:style-name="T1"/></text:span></text:p>
      <text:h text:style-name="Heading_20_2" text:outline-level="2" loext:marker-style-name="T1"><text:span text:style-name="Default_20_Paragraph_20_Font"><text:span text:style-name="T1">Decisiones de Diseño</text:span></text:span></text:h>
      <text:h text:style-name="Heading_20_3" text:outline-level="3" loext:marker-style-name="T1"><text:span text:style-name="Default_20_Paragraph_20_Font"><text:span text:style-name="T4">Diseño Técnico</text:span></text:span><text:span text:style-name="T1"/></text:h>
      <text:h text:style-name="Heading_20_4" text:outline-level="4" loext:marker-style-name="T1"><text:span text:style-name="Default_20_Paragraph_20_Font"><text:span text:style-name="T4">1. Uso de Svelte 5 Runes</text:span></text:span><text:span text:style-name="T1"/></text:h>
      <text:p text:style-name="Standard" loext:marker-style-name="T1"><text:span text:style-name="Default_20_Paragraph_20_Font"><text:span text:style-name="T1">Se aprovechan las nuevas APIs de Svelte 5 para un código más limpio y reactivo:</text:span></text:span><text:span text:style-name="T1"/></text:p>
      <text:p text:style-name="FencedCode.typescript" loext:marker-style-name="T1"><text:span text:style-name="Default_20_Paragraph_20_Font"><text:span text:style-name="T1">// Estado reactivo<text:line-break/>let measurements = $state&lt;DataForRender | null&gt;(null);<text:line-break/>let actualTemperature = $state(0);<text:line-break/><text:line-break/>// Valores derivados<text:line-break/>let windowed = $derived.by(() =&gt; {<text:line-break/> <text:s/>// Lógica de filtrado y downsampling<text:line-break/>});<text:line-break/><text:line-break/>// Efectos secundarios<text:line-break/>$effect(() =&gt; {<text:line-break/> <text:s/>if (windowed &amp;&amp; chart) {<text:line-break/> <text:s text:c="3"/>updateChart(windowed);<text:line-break/> <text:s/>}<text:line-break/>});</text:span></text:span><text:span text:style-name="T1"/></text:p>
      <text:h text:style-name="Heading_20_4" text:outline-level="4" loext:marker-style-name="T1"><text:span text:style-name="Default_20_Paragraph_20_Font"><text:span text:style-name="T4">2. Sincronización temporal</text:span></text:span></text:h>
      <text:p text:style-name="FencedCode.typescript" loext:marker-style-name="T1"><text:span text:style-name="Default_20_Paragraph_20_Font"><text:span text:style-name="T1">function currentSecondsOfDay(): number {<text:line-break/> <text:s/>const now = new Date();<text:line-break/> <text:s/>return now.getHours() * 3600 + now.getMinutes() * 60 + now.getSeconds();<text:line-break/>}</text:span></text:span><text:span text:style-name="T1"/></text:p>
      <text:p text:style-name="Standard" loext:marker-style-name="T1"><text:span text:style-name="Default_20_Paragraph_20_Font"><text:span text:style-name="T1">Esto permite filtrar los datos del YAML como si fueran datos en tiempo real, mostrando solo los valores hasta el segundo actual.</text:span></text:span><text:span text:style-name="T1"/></text:p>
      <text:h text:style-name="Heading_20_4" text:outline-level="4" loext:marker-style-name="T1"><text:span text:style-name="Default_20_Paragraph_20_Font"><text:span text:style-name="T4">3. Cálculo de energía acumulada</text:span></text:span><text:span text:style-name="T1"/></text:h>
      <text:p text:style-name="Standard" loext:marker-style-name="T1"><text:span text:style-name="Default_20_Paragraph_20_Font"><text:span text:style-name="T1">La energía se precalcula al cargar los datos, sumando la potencia de la última hora:</text:span></text:span><text:span text:style-name="T1"/></text:p>
      <text:p text:style-name="FencedCode.typescript" loext:marker-style-name="T1"><text:span text:style-name="Default_20_Paragraph_20_Font"><text:span text:style-name="T1">const INTERVAL_HOURS = 5 / 3600;<text:line-break/>const energyInInterval = powerValues[i].value * INTERVAL_HOURS;<text:line-break/>hourlyEnergy += energyInInterval;</text:span></text:span></text:p>
      <text:p text:style-name="Standard" loext:marker-style-name="T1"><text:span text:style-name="Default_20_Paragraph_20_Font"><text:span text:style-name="T1">Esto evita recalcular en cada render y mejora el rendimiento.</text:span></text:span><text:span text:style-name="T1"/></text:p>
      <text:h text:style-name="Heading_20_4" text:outline-level="4" loext:marker-style-name="T1"><text:soft-page-break/><text:span text:style-name="Default_20_Paragraph_20_Font"><text:span text:style-name="T4">4. Downsampling con LTTB</text:span></text:span><text:span text:style-name="T1"/></text:h>
      <text:p text:style-name="Standard" loext:marker-style-name="T1"><text:span text:style-name="Default_20_Paragraph_20_Font"><text:span text:style-name="T1">Para evitar renderizar miles de puntos, se usa el algoritmo </text:span></text:span><text:span text:style-name="Default_20_Paragraph_20_Font"><text:span text:style-name="T4">Largest Triangle Three Buckets</text:span></text:span><text:span text:style-name="Default_20_Paragraph_20_Font"><text:span text:style-name="T1">:</text:span></text:span></text:p>
      <text:p text:style-name="FencedCode.typescript" loext:marker-style-name="T1"><text:span text:style-name="Default_20_Paragraph_20_Font"><text:span text:style-name="T1">const lttbResult = LTTB(tupleForDownsample, targetPoints);</text:span></text:span><text:span text:style-name="T1"/></text:p>
      <text:p text:style-name="Standard" loext:marker-style-name="T1"><text:span text:style-name="Default_20_Paragraph_20_Font"><text:span text:style-name="T1">Esto reduce los puntos manteniendo la forma visual del gráfico, mejorando el rendimiento sin perder información relevante.</text:span></text:span><text:span text:style-name="T1"/></text:p>
      <text:h text:style-name="Heading_20_4" text:outline-level="4" loext:marker-style-name="T1"><text:span text:style-name="Default_20_Paragraph_20_Font"><text:span text:style-name="T4">5. Normalización de datos</text:span></text:span><text:span text:style-name="T1"/></text:h>
      <text:p text:style-name="Standard" loext:marker-style-name="T1"><text:span text:style-name="Default_20_Paragraph_20_Font"><text:span text:style-name="T1">Los datos del YAML vienen en diferentes formatos:</text:span></text:span><text:span text:style-name="T1"/></text:p>
      <text:list text:continue-numbering="true" text:style-name="WWNum1">
        <text:list-item>
          <text:p text:style-name="P2" loext:marker-style-name="T1"><text:span text:style-name="Default_20_Paragraph_20_Font"><text:span text:style-name="T4">Temperatura</text:span></text:span><text:span text:style-name="Default_20_Paragraph_20_Font"><text:span text:style-name="T1">: Kelvin × 10 → se convierte a °C</text:span></text:span></text:p>
        </text:list-item>
        <text:list-item>
          <text:p text:style-name="P2" loext:marker-style-name="T1"><text:span text:style-name="Default_20_Paragraph_20_Font"><text:span text:style-name="T4">Potencia</text:span></text:span><text:span text:style-name="Default_20_Paragraph_20_Font"><text:span text:style-name="T1">: Watts con comas → se normaliza a kW</text:span></text:span></text:p>
        </text:list-item>
        <text:list-item>
          <text:p text:style-name="P2" loext:marker-style-name="T1"><text:span text:style-name="Default_20_Paragraph_20_Font"><text:span text:style-name="T4">Energía</text:span></text:span><text:span text:style-name="Default_20_Paragraph_20_Font"><text:span text:style-name="T1">: Se calcula acumulada de la última hora en kWh</text:span></text:span></text:p>
        </text:list-item>
      </text:list>
      <text:h text:style-name="Heading_20_4" text:outline-level="4" loext:marker-style-name="T1"><text:span text:style-name="Default_20_Paragraph_20_Font"><text:span text:style-name="T4">6. Gestión de estado con Svelte Stores</text:span></text:span><text:span text:style-name="T1"/></text:h>
      <text:p text:style-name="Standard" loext:marker-style-name="T1"><text:span text:style-name="Default_20_Paragraph_20_Font"><text:span text:style-name="T1">El sistema de toasts usa un store de Svelte para gestión centralizada:</text:span></text:span><text:span text:style-name="T1"/></text:p>
      <text:p text:style-name="FencedCode.typescript" loext:marker-style-name="T1"><text:span text:style-name="Default_20_Paragraph_20_Font"><text:span text:style-name="T1">const { subscribe, update } = writable&lt;ToastItem[]&gt;([]);<text:line-break/>export const toasts = { subscribe };</text:span></text:span><text:span text:style-name="T1"/></text:p>
      <text:h text:style-name="Heading_20_3" text:outline-level="3" loext:marker-style-name="T1"><text:span text:style-name="Default_20_Paragraph_20_Font"><text:span text:style-name="T4">Diseño de Interfaz</text:span></text:span><text:span text:style-name="T1"/></text:h>
      <text:h text:style-name="Heading_20_4" text:outline-level="4" loext:marker-style-name="T1"><text:span text:style-name="Default_20_Paragraph_20_Font"><text:span text:style-name="T4">1. Sistema de diseño con variables CSS</text:span></text:span><text:span text:style-name="T1"/></text:h>
      <text:p text:style-name="Standard" loext:marker-style-name="T1"><text:span text:style-name="Default_20_Paragraph_20_Font"><text:span text:style-name="T1">Todas las propiedades visuales están centralizadas en variables CSS:</text:span></text:span><text:span text:style-name="T1"/></text:p>
      <text:p text:style-name="FencedCode.css" loext:marker-style-name="T1"><text:span text:style-name="Default_20_Paragraph_20_Font"><text:span text:style-name="T1">:root {<text:line-break/> <text:s/>/* Colores */<text:line-break/> <text:s/>--color-primary: rgba(255,255,255,0.95);<text:line-break/> <text:s/>--text-primary: rgba(255,255,255,0.95);<text:line-break/> <text:s/>--bg-main: #1A1D28;<text:line-break/> <text:s/><text:line-break/> <text:s/>/* Espaciados */<text:line-break/> <text:s/>--spacing-sm: 1rem;<text:line-break/> <text:s/>--spacing-md: 1.25rem;<text:line-break/> <text:s/><text:line-break/> <text:s/>/* Tipografía */<text:line-break/> <text:s/>--text-lg: 1.125rem;<text:line-break/> <text:s/>--font-bold: 700;<text:line-break/>}</text:span></text:span><text:span text:style-name="T1"/></text:p>
      <text:h text:style-name="Heading_20_4" text:outline-level="4" loext:marker-style-name="T1"><text:span text:style-name="Default_20_Paragraph_20_Font"><text:span text:style-name="T4">2. Tema claro/oscuro</text:span></text:span><text:span text:style-name="T1"/></text:h>
      <text:p text:style-name="Standard" loext:marker-style-name="T1"><text:span text:style-name="Default_20_Paragraph_20_Font"><text:span text:style-name="T1">Implementado con </text:span></text:span><text:span text:style-name="InlineCode"><text:span text:style-name="T1">data-theme</text:span></text:span><text:span text:style-name="Default_20_Paragraph_20_Font"><text:span text:style-name="T1"> en el elemento raíz:</text:span></text:span></text:p>
      <text:p text:style-name="FencedCode.typescript" loext:marker-style-name="T1"><text:span text:style-name="Default_20_Paragraph_20_Font"><text:span text:style-name="T1">document.documentElement.setAttribute("data-theme", "light");</text:span></text:span><text:span text:style-name="T1"/></text:p>
      <text:p text:style-name="Standard" loext:marker-style-name="T1"><text:span text:style-name="Default_20_Paragraph_20_Font"><text:span text:style-name="T1">Los colores se adaptan automáticamente según el tema activo, con persistencia en localStorage.</text:span></text:span><text:span text:style-name="T1"/></text:p>
      <text:h text:style-name="Heading_20_4" text:outline-level="4" loext:marker-style-name="T1"><text:soft-page-break/><text:span text:style-name="Default_20_Paragraph_20_Font"><text:span text:style-name="T4">3. Responsive Design</text:span></text:span><text:span text:style-name="T1"/></text:h>
      <text:p text:style-name="Standard" loext:marker-style-name="T1"><text:span text:style-name="Default_20_Paragraph_20_Font"><text:span text:style-name="T1">Breakpoints definidos:</text:span></text:span><text:span text:style-name="T1"/></text:p>
      <text:list text:continue-numbering="true" text:style-name="WWNum1">
        <text:list-item>
          <text:p text:style-name="P2" loext:marker-style-name="T1"><text:span text:style-name="Default_20_Paragraph_20_Font"><text:span text:style-name="T4">Desktop</text:span></text:span><text:span text:style-name="Default_20_Paragraph_20_Font"><text:span text:style-name="T1">: ≥1024px - 4 tarjetas en fila, gráfico 400px altura</text:span></text:span></text:p>
        </text:list-item>
        <text:list-item>
          <text:p text:style-name="P2" loext:marker-style-name="T1"><text:span text:style-name="Default_20_Paragraph_20_Font"><text:span text:style-name="T4">Tablet</text:span></text:span><text:span text:style-name="Default_20_Paragraph_20_Font"><text:span text:style-name="T1">: 768px-1023px - 2-3 tarjetas, gráfico 350px</text:span></text:span></text:p>
        </text:list-item>
        <text:list-item>
          <text:p text:style-name="P2" loext:marker-style-name="T1"><text:span text:style-name="Default_20_Paragraph_20_Font"><text:span text:style-name="T4">Móvil</text:span></text:span><text:span text:style-name="Default_20_Paragraph_20_Font"><text:span text:style-name="T1">: ≤480px - 1 tarjeta por fila, gráfico 300px</text:span></text:span></text:p>
        </text:list-item>
      </text:list>
      <text:h text:style-name="Heading_20_4" text:outline-level="4" loext:marker-style-name="T1"><text:span text:style-name="Default_20_Paragraph_20_Font"><text:span text:style-name="T4">4. Animaciones y transiciones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Fade-in al cargar componentes</text:span></text:span><text:span text:style-name="T1"/></text:p>
        </text:list-item>
        <text:list-item>
          <text:p text:style-name="P2" loext:marker-style-name="T1"><text:span text:style-name="Default_20_Paragraph_20_Font"><text:span text:style-name="T1">Hover effects en tarjetas y botones</text:span></text:span><text:span text:style-name="T1"/></text:p>
        </text:list-item>
        <text:list-item>
          <text:p text:style-name="P2" loext:marker-style-name="T1"><text:span text:style-name="Default_20_Paragraph_20_Font"><text:span text:style-name="T1">Transiciones suaves con </text:span></text:span><text:span text:style-name="InlineCode"><text:span text:style-name="T1">var(--transition)</text:span></text:span><text:span text:style-name="Default_20_Paragraph_20_Font"><text:span text:style-name="T1"> (250ms)</text:span></text:span></text:p>
        </text:list-item>
      </text:list>
      <text:h text:style-name="Heading_20_4" text:outline-level="4" loext:marker-style-name="T1"><text:span text:style-name="Default_20_Paragraph_20_Font"><text:span text:style-name="T4">5. Accesibilidad</text:span></text:span><text:span text:style-name="T1"/></text:h>
      <text:list xml:id="list211849338950732" text:continue-numbering="true" text:style-name="WWNum1">
        <text:list-item>
          <text:p text:style-name="P2" loext:marker-style-name="T1"><text:span text:style-name="Default_20_Paragraph_20_Font"><text:span text:style-name="T1">Atributos ARIA en notificaciones</text:span></text:span><text:span text:style-name="T1"/></text:p>
        </text:list-item>
        <text:list-item>
          <text:p text:style-name="P2" loext:marker-style-name="T1"><text:span text:style-name="Default_20_Paragraph_20_Font"><text:span text:style-name="T1">Contraste de colores WCAG AA</text:span></text:span><text:span text:style-name="T1"/></text:p>
        </text:list-item>
        <text:list-item>
          <text:p text:style-name="P2" loext:marker-style-name="T1"><text:span text:style-name="Default_20_Paragraph_20_Font"><text:span text:style-name="T1">Focus visible en elementos interactivos</text:span></text:span></text:p>
        </text:list-item>
        <text:list-item>
          <text:p text:style-name="P2" loext:marker-style-name="T1"><text:span text:style-name="Default_20_Paragraph_20_Font"><text:span text:style-name="T1"/></text:span></text:p>
        </text:list-item>
      </text:list>
      <text:h text:style-name="Heading_20_2" text:outline-level="2" loext:marker-style-name="T1"><text:span text:style-name="Default_20_Paragraph_20_Font"><text:span text:style-name="T1">Lógica de Actualización de Datos</text:span></text:span></text:h>
      <text:h text:style-name="Heading_20_3" text:outline-level="3" loext:marker-style-name="T1"><text:span text:style-name="Default_20_Paragraph_20_Font"><text:span text:style-name="T4">Sincronización temporal</text:span></text:span><text:span text:style-name="T1"/></text:h>
      <text:list text:style-name="WWNum2">
        <text:list-item>
          <text:p text:style-name="P3" loext:marker-style-name="T1"><text:span text:style-name="Default_20_Paragraph_20_Font"><text:span text:style-name="T4">Reloj en tiempo real</text:span></text:span><text:span text:style-name="Default_20_Paragraph_20_Font"><text:span text:style-name="T1"> (actualiza cada 1s):</text:span></text:span></text:p>
        </text:list-item>
      </text:list>
      <text:p text:style-name="FencedCode.typescript" loext:marker-style-name="T1"><text:span text:style-name="Default_20_Paragraph_20_Font"><text:span text:style-name="T1">setInterval(() =&gt; {<text:line-break/> <text:s/>getHour(); // Actualiza actualTime<text:line-break/>}, 1000);</text:span></text:span><text:span text:style-name="T1"/></text:p>
      <text:list text:style-name="WWNum3">
        <text:list-item>
          <text:p text:style-name="P4" loext:marker-style-name="T1"><text:span text:style-name="Default_20_Paragraph_20_Font"><text:span text:style-name="T4">Contador regresivo</text:span></text:span><text:span text:style-name="Default_20_Paragraph_20_Font"><text:span text:style-name="T1"> (actualiza cada 1s):</text:span></text:span></text:p>
        </text:list-item>
      </text:list>
      <text:p text:style-name="FencedCode.typescript" loext:marker-style-name="T1"><text:span text:style-name="Default_20_Paragraph_20_Font"><text:span text:style-name="T1">setInterval(() =&gt; {<text:line-break/> <text:s/>const elapsed = (Date.now() - lastRefresh) / 1000;<text:line-break/> <text:s/>dataInterval = 5 - Math.floor(elapsed % 5);<text:line-break/>}, 1000);</text:span></text:span><text:span text:style-name="T1"/></text:p>
      <text:list text:style-name="WWNum4">
        <text:list-item>
          <text:p text:style-name="P5" loext:marker-style-name="T1"><text:span text:style-name="Default_20_Paragraph_20_Font"><text:span text:style-name="T4">Refresh de datos</text:span></text:span><text:span text:style-name="Default_20_Paragraph_20_Font"><text:span text:style-name="T1"> (cada 5s):</text:span></text:span></text:p>
        </text:list-item>
      </text:list>
      <text:p text:style-name="FencedCode.typescript" loext:marker-style-name="T1"><text:span text:style-name="Default_20_Paragraph_20_Font"><text:span text:style-name="T1">setInterval(() =&gt; {<text:line-break/> <text:s/>measurements = refreshData(data);<text:line-break/> <text:s/>lastRefresh = Date.now();<text:line-break/>}, 5000);</text:span></text:span><text:span text:style-name="T1"/></text:p>
      <text:h text:style-name="Heading_20_3" text:outline-level="3" loext:marker-style-name="T1"><text:span text:style-name="Default_20_Paragraph_20_Font"><text:span text:style-name="T4">Filtrado de datos</text:span></text:span><text:span text:style-name="T1"/></text:h>
      <text:p text:style-name="Standard" loext:marker-style-name="T1"><text:span text:style-name="Default_20_Paragraph_20_Font"><text:span text:style-name="T1">La función </text:span></text:span><text:span text:style-name="InlineCode"><text:span text:style-name="T1">refreshData()</text:span></text:span><text:span text:style-name="Default_20_Paragraph_20_Font"><text:span text:style-name="T1"> filtra los datos según la hora actual:</text:span></text:span></text:p>
      <text:p text:style-name="FencedCode.typescript" loext:marker-style-name="T1"><text:span text:style-name="Default_20_Paragraph_20_Font"><text:span text:style-name="T1">function refreshData(data: Measurements | null): DataForRender | null {<text:line-break/> <text:s/>const nowSeconds = currentSecondsOfDay();<text:line-break/></text:span></text:span><text:soft-page-break/><text:span text:style-name="Default_20_Paragraph_20_Font"><text:span text:style-name="T1"> <text:s/>const powerFilter = data!.power.values.filter(<text:line-break/> <text:s text:c="3"/>(entry) =&gt; timeToSeconds(entry.time) &lt;= nowSeconds<text:line-break/> <text:s/>);<text:line-break/> <text:s/>// ... similar para temperatura y energía<text:line-break/>}</text:span></text:span><text:span text:style-name="T1"/></text:p>
      <text:p text:style-name="Standard" loext:marker-style-name="T1"><text:span text:style-name="Default_20_Paragraph_20_Font"><text:span text:style-name="T1">Esto simula que los datos llegan en tiempo real, aunque estén precargados.</text:span></text:span><text:span text:style-name="T1"/></text:p>
      <text:h text:style-name="Heading_20_3" text:outline-level="3" loext:marker-style-name="T1"><text:span text:style-name="Default_20_Paragraph_20_Font"><text:span text:style-name="T4">Cálculo de temperatura media</text:span></text:span><text:span text:style-name="T1"/></text:h>
      <text:p text:style-name="Standard" loext:marker-style-name="T1"><text:span text:style-name="Default_20_Paragraph_20_Font"><text:span text:style-name="T1">Se calcula la media de los valores de temperatura disponibles hasta el momento actual, ignorando valores </text:span></text:span><text:span text:style-name="InlineCode"><text:span text:style-name="T1">NaN</text:span></text:span><text:span text:style-name="Default_20_Paragraph_20_Font"><text:span text:style-name="T1">:</text:span></text:span></text:p>
      <text:p text:style-name="FencedCode.typescript" loext:marker-style-name="T1"><text:span text:style-name="Default_20_Paragraph_20_Font"><text:span text:style-name="T1">const validTemps = temperatureFilter<text:line-break/> <text:s/>.map(d =&gt; d.value)<text:line-break/> <text:s/>.filter(v =&gt; !isNaN(v));<text:line-break/>const avgTemp = validTemps.reduce((a, b) =&gt; a + b, 0) / validTemps.length;</text:span></text:span><text:span text:style-name="T1"/></text:p>
      <text:p text:style-name="Standard" loext:marker-style-name="T1"><draw:rect text:anchor-type="as-char" style:rel-width="100%" draw:z-index="2" draw:style-name="gr1" draw:text-style-name="P7" svg:width="16.511cm" svg:height="0.054cm"><text:p/></draw:rect></text:p>
      <text:h text:style-name="Heading_20_2" text:outline-level="2" loext:marker-style-name="T1"><text:span text:style-name="Default_20_Paragraph_20_Font"><text:span text:style-name="T1">Ejecución y Desarrollo</text:span></text:span></text:h>
      <text:h text:style-name="Heading_20_3" text:outline-level="3" loext:marker-style-name="T1"><text:span text:style-name="Default_20_Paragraph_20_Font"><text:span text:style-name="T4">Requisitos previos</text:span></text:span><text:span text:style-name="T1"/></text:h>
      <text:list text:continue-list="list211849338950732" text:style-name="WWNum1">
        <text:list-item>
          <text:p text:style-name="P2" loext:marker-style-name="T1"><text:span text:style-name="Default_20_Paragraph_20_Font"><text:span text:style-name="T1">Node.js ≥ 18.x</text:span></text:span><text:span text:style-name="T1"/></text:p>
        </text:list-item>
        <text:list-item>
          <text:p text:style-name="P2" loext:marker-style-name="T1"><text:span text:style-name="Default_20_Paragraph_20_Font"><text:span text:style-name="T1">npm ≥ 9.x</text:span></text:span><text:span text:style-name="T1"/></text:p>
        </text:list-item>
      </text:list>
      <text:h text:style-name="Heading_20_3" text:outline-level="3" loext:marker-style-name="T1"><text:span text:style-name="Default_20_Paragraph_20_Font"><text:span text:style-name="T4">Instalación</text:span></text:span><text:span text:style-name="T1"/></text:h>
      <text:p text:style-name="FencedCode.bash" loext:marker-style-name="T1"><text:span text:style-name="Default_20_Paragraph_20_Font"><text:span text:style-name="T1"># Clonar el repositorio<text:line-break/>git clone &lt;url-del-repositorio&gt;<text:line-break/>cd meteologica-prueba<text:line-break/><text:line-break/># Instalar dependencias<text:line-break/>npm install</text:span></text:span><text:span text:style-name="T1"/></text:p>
      <text:h text:style-name="Heading_20_3" text:outline-level="3" loext:marker-style-name="T1"><text:span text:style-name="Default_20_Paragraph_20_Font"><text:span text:style-name="T4">Desarrollo</text:span></text:span><text:span text:style-name="T1"/></text:h>
      <text:p text:style-name="FencedCode.bash" loext:marker-style-name="T1"><text:span text:style-name="Default_20_Paragraph_20_Font"><text:span text:style-name="T1"># Iniciar servidor de desarrollo<text:line-break/>npm run dev</text:span></text:span><text:span text:style-name="T1"/></text:p>
      <text:p text:style-name="Standard" loext:marker-style-name="T1"><text:span text:style-name="Default_20_Paragraph_20_Font"><text:span text:style-name="T1">La aplicación estará disponible en </text:span></text:span><text:span text:style-name="InlineCode"><text:span text:style-name="T1">http://localhost:5173</text:span></text:span></text:p>
      <text:h text:style-name="Heading_20_3" text:outline-level="3" loext:marker-style-name="T1"><text:span text:style-name="Default_20_Paragraph_20_Font"><text:span text:style-name="T4">Build para producción</text:span></text:span><text:span text:style-name="T1"/></text:h>
      <text:p text:style-name="FencedCode.bash" loext:marker-style-name="T1"><text:span text:style-name="Default_20_Paragraph_20_Font"><text:span text:style-name="T1"># Compilar para producción<text:line-break/>npm run build<text:line-break/><text:line-break/># Previsualizar build<text:line-break/>npm run preview</text:span></text:span><text:span text:style-name="T1"/></text:p>
      <text:h text:style-name="Heading_20_3" text:outline-level="3" loext:marker-style-name="T1"><text:span text:style-name="Default_20_Paragraph_20_Font"><text:span text:style-name="T4">Validación de tipos</text:span></text:span><text:span text:style-name="T1"/></text:h>
      <text:p text:style-name="FencedCode.bash" loext:marker-style-name="T1"><text:span text:style-name="Default_20_Paragraph_20_Font"><text:span text:style-name="T1"># Verificar tipos TypeScript<text:line-break/>npm run check</text:span></text:span><text:span text:style-name="T1"/></text:p>
      <text:p text:style-name="Standard" loext:marker-style-name="T1"><text:soft-page-break/><draw:rect text:anchor-type="as-char" style:rel-width="100%" draw:z-index="3" draw:style-name="gr1" draw:text-style-name="P7" svg:width="16.511cm" svg:height="0.054cm"><text:p/></draw:rect></text:p>
      <text:h text:style-name="Heading_20_2" text:outline-level="2" loext:marker-style-name="T1"><text:span text:style-name="Default_20_Paragraph_20_Font"><text:span text:style-name="T1">Características Destacadas</text:span></text:span></text:h>
      <text:p text:style-name="Standard" loext:marker-style-name="T1"><text:span text:style-name="Default_20_Paragraph_20_Font"><text:span text:style-name="T4">Actualización en tiempo real</text:span></text:span><text:span text:style-name="Default_20_Paragraph_20_Font"><text:span text:style-name="T1"> - Simula flujo de datos cada 5 segundos<text:line-break/></text:span></text:span><text:span text:style-name="Default_20_Paragraph_20_Font"><text:span text:style-name="T4">Optimización de rendimiento</text:span></text:span><text:span text:style-name="Default_20_Paragraph_20_Font"><text:span text:style-name="T1"> - Downsampling con LTTB<text:line-break/></text:span></text:span><text:span text:style-name="Default_20_Paragraph_20_Font"><text:span text:style-name="T4">Responsive design</text:span></text:span><text:span text:style-name="Default_20_Paragraph_20_Font"><text:span text:style-name="T1"> - Adaptado a todos los dispositivos<text:line-break/></text:span></text:span><text:span text:style-name="Default_20_Paragraph_20_Font"><text:span text:style-name="T4">Tema claro/oscuro</text:span></text:span><text:span text:style-name="Default_20_Paragraph_20_Font"><text:span text:style-name="T1"> - Con persistencia en localStorage<text:line-break/></text:span></text:span><text:span text:style-name="Default_20_Paragraph_20_Font"><text:span text:style-name="T4">Sistema de notificaciones</text:span></text:span><text:span text:style-name="Default_20_Paragraph_20_Font"><text:span text:style-name="T1"> - Feedback visual al uuario<text:line-break/></text:span></text:span><text:span text:style-name="Default_20_Paragraph_20_Font"><text:span text:style-name="T4">Gráfico interactivo</text:span></text:span><text:span text:style-name="Default_20_Paragraph_20_Font"><text:span text:style-name="T1"> - Zoom, hover, múltiples ejes<text:line-break/></text:span></text:span><text:span text:style-name="Default_20_Paragraph_20_Font"><text:span text:style-name="T4">TypeScript</text:span></text:span><text:span text:style-name="Default_20_Paragraph_20_Font"><text:span text:style-name="T1"> - Código tipado y robusto<text:line-break/></text:span></text:span><text:span text:style-name="Default_20_Paragraph_20_Font"><text:span text:style-name="T4">Svelte 5 Runes</text:span></text:span><text:span text:style-name="Default_20_Paragraph_20_Font"><text:span text:style-name="T1"> - Uso de las últimas APIs reactivas</text:span></text:span></text:p>
      <text:p text:style-name="Standard" loext:marker-style-name="T1"><draw:rect text:anchor-type="as-char" style:rel-width="100%" draw:z-index="4" draw:style-name="gr1" draw:text-style-name="P7" svg:width="16.511cm" svg:height="0.054cm"><text:p/></draw:rect></text:p>
      <text:h text:style-name="Heading_20_2" text:outline-level="2" loext:marker-style-name="T1"><text:span text:style-name="Default_20_Paragraph_20_Font"><text:span text:style-name="T1">Notas Técnicas</text:span></text:span></text:h>
      <text:h text:style-name="Heading_20_3" text:outline-level="3" loext:marker-style-name="T1"><text:span text:style-name="Default_20_Paragraph_20_Font"><text:span text:style-name="T4">Manejo de datos faltantes</text:span></text:span><text:span text:style-name="T1"/></text:h>
      <text:p text:style-name="Standard" loext:marker-style-name="T1"><text:span text:style-name="Default_20_Paragraph_20_Font"><text:span text:style-name="T1">La temperatura tiene valores faltantes (NaN) en ciertos timestamps. Se manejan con:</text:span></text:span><text:span text:style-name="T1"/></text:p>
      <text:list text:continue-numbering="true" text:style-name="WWNum1">
        <text:list-item>
          <text:p text:style-name="P2" loext:marker-style-name="T1"><text:span text:style-name="InlineCode"><text:span text:style-name="T1">spanGaps: true</text:span></text:span><text:span text:style-name="Default_20_Paragraph_20_Font"><text:span text:style-name="T1"> en Chart.js para conectar puntos</text:span></text:span></text:p>
        </text:list-item>
        <text:list-item>
          <text:p text:style-name="P2" loext:marker-style-name="T1"><text:span text:style-name="Default_20_Paragraph_20_Font"><text:span text:style-name="T1">Filtrado de NaN en cálculos de media</text:span></text:span><text:span text:style-name="T1"/></text:p>
        </text:list-item>
      </text:list>
      <text:h text:style-name="Heading_20_3" text:outline-level="3" loext:marker-style-name="T1"><text:span text:style-name="Default_20_Paragraph_20_Font"><text:span text:style-name="T4">Conversión de unidades</text:span></text:span><text:span text:style-name="T1"/></text:h>
      <text:list text:continue-numbering="true" text:style-name="WWNum1">
        <text:list-item>
          <text:p text:style-name="P2" loext:marker-style-name="T1"><text:span text:style-name="Default_20_Paragraph_20_Font"><text:span text:style-name="T1">Temperatura: </text:span></text:span><text:span text:style-name="InlineCode"><text:span text:style-name="T1">(kelvin * 0.1) - 273.15</text:span></text:span><text:span text:style-name="Default_20_Paragraph_20_Font"><text:span text:style-name="T1"> → °C</text:span></text:span></text:p>
        </text:list-item>
        <text:list-item>
          <text:p text:style-name="P2" loext:marker-style-name="T1"><text:span text:style-name="Default_20_Paragraph_20_Font"><text:span text:style-name="T1">Potencia: </text:span></text:span><text:span text:style-name="InlineCode"><text:span text:style-name="T1">watts * 1000</text:span></text:span><text:span text:style-name="Default_20_Paragraph_20_Font"><text:span text:style-name="T1"> → kW</text:span></text:span></text:p>
        </text:list-item>
        <text:list-item>
          <text:p text:style-name="P2" loext:marker-style-name="T1"><text:span text:style-name="Default_20_Paragraph_20_Font"><text:span text:style-name="T1">Energía: </text:span></text:span><text:span text:style-name="InlineCode"><text:span text:style-name="T1">Σ(potencia * 5/3600)</text:span></text:span><text:span text:style-name="Default_20_Paragraph_20_Font"><text:span text:style-name="T1"> → kWh (última hora)</text:span></text:span></text:p>
        </text:list-item>
      </text:list>
      <text:h text:style-name="Heading_20_3" text:outline-level="3" loext:marker-style-name="T1"><text:span text:style-name="Default_20_Paragraph_20_Font"><text:span text:style-name="T4">Optimización de Chart.js</text:span></text:span><text:span text:style-name="T1"/></text:h>
      <text:list text:continue-numbering="true" text:style-name="WWNum1">
        <text:list-item>
          <text:p text:style-name="P2" loext:marker-style-name="T1"><text:span text:style-name="InlineCode"><text:span text:style-name="T1">maintainAspectRatio: false</text:span></text:span><text:span text:style-name="Default_20_Paragraph_20_Font"><text:span text:style-name="T1"> para control total del tamaño</text:span></text:span></text:p>
        </text:list-item>
        <text:list-item>
          <text:p text:style-name="P2" loext:marker-style-name="T1"><text:span text:style-name="Default_20_Paragraph_20_Font"><text:span text:style-name="T1">Canvas con </text:span></text:span><text:span text:style-name="InlineCode"><text:span text:style-name="T1">position: absolute</text:span></text:span><text:span text:style-name="Default_20_Paragraph_20_Font"><text:span text:style-name="T1"> para mejor responsive</text:span></text:span></text:p>
        </text:list-item>
        <text:list-item>
          <text:p text:style-name="P2" loext:marker-style-name="T1"><text:span text:style-name="Default_20_Paragraph_20_Font"><text:span text:style-name="T1">ResizeObserver para redimensionado suave</text:span></text:span><text:span text:style-name="T1"/></text:p>
        </text:list-item>
      </text:list>
      <text:p text:style-name="Standard" loext:marker-style-name="T1"><draw:rect text:anchor-type="as-char" style:rel-width="100%" draw:z-index="5" draw:style-name="gr1" draw:text-style-name="P7" svg:width="16.511cm" svg:height="0.054cm"><text:p/></draw:rect></text:p>
      <text:h text:style-name="Heading_20_2" text:outline-level="2" loext:marker-style-name="T1"><text:span text:style-name="Default_20_Paragraph_20_Font"><text:span text:style-name="T1">Autor</text:span></text:span><text:span text:style-name="T1"/></text:h>
      <text:p text:style-name="P6" loext:marker-style-name="T1"><text:span text:style-name="Default_20_Paragraph_20_Font"><text:span text:style-name="T5">R</text:span></text:span><text:span text:style-name="Default_20_Paragraph_20_Font"><text:span text:style-name="T3">odrigo Germán Lloréns</text:span></text:span></text:p>
      <text:p text:style-name="Standard" loext:marker-style-name="T1"><draw:rect text:anchor-type="as-char" style:rel-width="100%" draw:z-index="6" draw:style-name="gr1" draw:text-style-name="P7" svg:width="16.511cm" svg:height="0.054cm"><text:p/></draw:rec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22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8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FencedCode" style:family="paragraph">
      <loext:graphic-properties draw:fill="solid" draw:fill-color="#e2e2e2"/>
      <style:paragraph-properties fo:margin-top="0cm" fo:margin-bottom="0.282cm" style:contextual-spacing="false" fo:text-align="start" style:justify-single-word="false" fo:orphans="2" fo:widows="2" fo:background-color="#e2e2e2" style:writing-mode="lr-tb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FencedCode.typescript" style:family="paragraph">
      <loext:graphic-properties draw:fill="solid" draw:fill-color="#e2e2e2"/>
      <style:paragraph-properties fo:margin-top="0cm" fo:margin-bottom="0.282cm" style:contextual-spacing="false" fo:text-align="start" style:justify-single-word="false" fo:orphans="2" fo:widows="2" fo:background-color="#e2e2e2" style:writing-mode="lr-tb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FencedCode.css" style:family="paragraph">
      <loext:graphic-properties draw:fill="solid" draw:fill-color="#e2e2e2"/>
      <style:paragraph-properties fo:margin-top="0cm" fo:margin-bottom="0.282cm" style:contextual-spacing="false" fo:text-align="start" style:justify-single-word="false" fo:orphans="2" fo:widows="2" fo:background-color="#e2e2e2" style:writing-mode="lr-tb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FencedCode.mermaid" style:family="paragraph">
      <loext:graphic-properties draw:fill="solid" draw:fill-color="#e2e2e2"/>
      <style:paragraph-properties fo:margin-top="0cm" fo:margin-bottom="0.282cm" style:contextual-spacing="false" fo:text-align="start" style:justify-single-word="false" fo:orphans="2" fo:widows="2" fo:background-color="#e2e2e2" style:writing-mode="lr-tb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FencedCode.bash" style:family="paragraph">
      <loext:graphic-properties draw:fill="solid" draw:fill-color="#e2e2e2"/>
      <style:paragraph-properties fo:margin-top="0cm" fo:margin-bottom="0.282cm" style:contextual-spacing="false" fo:text-align="start" style:justify-single-word="false" fo:orphans="2" fo:widows="2" fo:background-color="#e2e2e2" style:writing-mode="lr-tb"/>
      <style:text-properties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lineCode" style:family="text">
      <style:text-properties fo:color="#c7254e" loext:opacity="100%" style:font-name="Consolas" fo:font-family="Consolas" style:font-family-generic="roman" style:font-pitch="variable" fo:font-size="10pt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text-line-through-style="none" style:text-line-through-type="none" fo:font-style="normal" fo:font-weight="bold" style:font-style-asian="normal" style:font-weight-asian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editing-duration>PT7M18S</meta:editing-duration>
    <meta:generator>LibreOffice/24.2.7.2$Linux_X86_64 LibreOffice_project/420$Build-2</meta:generator>
    <dc:date>2025-10-24T21:18:48.817992148</dc:date>
    <meta:document-statistic meta:table-count="0" meta:image-count="0" meta:object-count="0" meta:page-count="7" meta:paragraph-count="144" meta:word-count="1252" meta:character-count="8341" meta:non-whitespace-character-count="7072"/>
    <meta:user-defined meta:name="AppVersion">12.0000</meta:user-defined>
  </office:meta>
</office:document-meta>
</file>